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DC0000046545505B14.jpg" manifest:media-type=""/>
  <manifest:file-entry manifest:full-path="Pictures/10000000000005DC000004655691D441.jpg" manifest:media-type=""/>
  <manifest:file-entry manifest:full-path="Pictures/10000000000005DC000004657479EE74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2" svg:font-family="Inconsolata" style:font-family-generic="modern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Inconsolata1" svg:font-family="Inconsolata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4.6cm"/>
    </style:style>
    <style:style style:name="pr2" style:family="presentation" style:parent-style-name="Standard-subtitle">
      <style:graphic-properties draw:fill-color="#ffffff" draw:auto-grow-height="true" fo:min-height="4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auto-grow-height="true" fo:min-height="3.4cm"/>
    </style:style>
    <style:style style:name="pr5" style:family="presentation" style:parent-style-name="Standard_20_1-outline1">
      <style:graphic-properties draw:auto-grow-height="true" fo:min-height="12.18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1" style:family="paragraph">
      <style:text-properties style:font-name="Roboto Light1"/>
    </style:style>
    <style:style style:name="T1" style:family="text">
      <style:text-properties style:font-name="Roboto Light1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11.599cm" svg:height="4.6cm" svg:x="15cm" svg:y="6.2cm" presentation:class="title" presentation:user-transformed="true">
          <draw:text-box>
            <text:p>GWT</text:p>
          </draw:text-box>
        </draw:frame>
        <draw:frame presentation:style-name="pr2" draw:text-style-name="P1" draw:layer="layout" svg:width="11.599cm" svg:height="4.8cm" svg:x="15cm" svg:y="10cm" presentation:class="subtitle" presentation:user-transformed="true">
          <draw:text-box>
            <text:p><text:span text:style-name="T1">Développer une application Web 2.0 avec GW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Plan</text:p>
          </draw:text-box>
        </draw:frame>
        <draw:frame presentation:style-name="pr5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1<text:span text:style-name="T2">er</text:span> journée</text:p>
                <text:list>
                  <text:list-item>
                    <text:p>01 – Introduction</text:p>
                  </text:list-item>
                  <text:list-item>
                    <text:p>02 – Créer un projet GWT avec Eclipse</text:p>
                  </text:list-item>
                  <text:list-item>
                    <text:p>03 – Les principes de GWT</text:p>
                  </text:list-item>
                  <text:list-item>
                    <text:p>04 – Les widgets &amp; le développement d'IH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Plan</text:p>
          </draw:text-box>
        </draw:frame>
        <draw:frame presentation:style-name="pr5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2<text:span text:style-name="T2">eme</text:span> journée</text:p>
                <text:list>
                  <text:list-item>
                    <text:p>05 – La communication RPC</text:p>
                  </text:list-item>
                  <text:list-item>
                    <text:p>06 – Les événements au sein de GWT</text:p>
                  </text:list-item>
                  <text:list-item>
                    <text:p>07 – Internationaliser une application GW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Plan</text:p>
          </draw:text-box>
        </draw:frame>
        <draw:frame presentation:style-name="pr5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3<text:span text:style-name="T2">eme</text:span> journée</text:p>
                <text:list>
                  <text:list-item>
                    <text:p>08 – UiBinder</text:p>
                  </text:list-item>
                  <text:list-item>
                    <text:p>09 – Développement de composants</text:p>
                  </text:list-item>
                  <text:list-item>
                    <text:p>10 – Historique</text:p>
                  </text:list-item>
                  <text:list-item>
                    <text:p>11 – Intégration Java EE</text:p>
                  </text:list-item>
                  <text:list-item>
                    <text:p>12 – Tests</text:p>
                  </text:list-item>
                  <text:list-item>
                    <text:p>13 – Notions avanc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consolata2" svg:font-family="Inconsolata" style:font-family-generic="modern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Inconsolata1" svg:font-family="Inconsolata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font-name="Roboto Light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center"/>
      <style:text-properties style:font-name="Roboto Light1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 fo:text-align="center"/>
      <style:text-properties style:font-name="Roboto Light1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text-align="center"/>
      <style:text-properties style:font-name="Roboto Light1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Inconsolata2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style:font-name="Inconsolata2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style:font-name="Inconsolata2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style:font-name="Inconsolata2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style:font-name="Inconsolata2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style:font-name="Inconsolata2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style:font-name="Inconsolata2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style:font-name="Inconsolata2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style:font-name="Inconsolata2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 Light1" fo:font-size="14pt" style:font-size-asian="14pt" style:font-size-complex="14pt"/>
    </style:style>
    <style:style style:name="MT3" style:family="text">
      <style:text-properties style:font-name="Roboto Light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7.999cm" svg:height="20.998cm" svg:x="-0.032cm" svg:y="0.032cm">
        <draw:image xlink:href="Pictures/10000000000005DC000004657479EE74.jpg" xlink:type="simple" xlink:show="embed" xlink:actuate="onLoad">
          <text:p/>
        </draw:image>
      </draw:frame>
      <draw:frame presentation:style-name="Standard-title" draw:layer="backgroundobjects" svg:width="11.599cm" svg:height="7.6cm" svg:x="15cm" svg:y="3.2cm" presentation:class="title" presentation:placeholder="true">
        <draw:text-box/>
      </draw:frame>
      <draw:frame presentation:style-name="Standard-outline1" draw:layer="backgroundobjects" svg:width="11.599cm" svg:height="20.227cm" svg:x="15cm" svg:y="11.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5691D441.jpg" xlink:type="simple" xlink:show="embed" xlink:actuate="onLoad">
          <text:p/>
        </draw:image>
      </draw:frame>
      <draw:frame presentation:style-name="Standard_20_1-title" draw:layer="backgroundobjects" svg:width="25.199cm" svg:height="3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2cm" presentation:class="outline" presentation:placeholder="true">
        <draw:text-box/>
      </draw:frame>
      <draw:frame presentation:style-name="Mpr3" draw:text-style-name="MP2" draw:layer="backgroundobjects" svg:width="1.467cm" svg:height="0.8cm" svg:x="26.6cm" svg:y="20.2cm" presentation:class="page-number">
        <draw:text-box>
          <text:p text:style-name="MP4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45505B14.jpg" xlink:type="simple" xlink:show="embed" xlink:actuate="onLoad">
          <text:p/>
        </draw:image>
      </draw:frame>
      <draw:frame presentation:style-name="Standard_20_2-title" draw:layer="backgroundobjects" svg:width="25.199cm" svg:height="3.4cm" svg:x="1.4cm" svg:y="0.2cm" presentation:class="title" presentation:placeholder="true">
        <draw:text-box/>
      </draw:frame>
      <draw:frame presentation:style-name="Standard_20_2-outline1" draw:layer="backgroundobjects" svg:width="22.8cm" svg:height="12.18cm" svg:x="2.6cm" svg:y="4.2cm" presentation:class="outline" presentation:placeholder="true">
        <draw:text-box/>
      </draw:frame>
      <draw:frame presentation:style-name="Mpr6" draw:text-style-name="MP2" draw:layer="backgroundobjects" svg:width="1.467cm" svg:height="0.8cm" svg:x="26.6cm" svg:y="20.2cm" presentation:class="page-number">
        <draw:text-box>
          <text:p text:style-name="MP4"><text:span text:style-name="MT3"><text:page-number>&lt;numéro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31T12:11:15.10</meta:creation-date>
    <dc:date>2014-01-29T17:36:08.331000000</dc:date>
    <meta:editing-duration>PT21M34S</meta:editing-duration>
    <meta:editing-cycles>12</meta:editing-cycles>
    <meta:generator>LibreOffice/4.1.1.2$Windows_x86 LibreOffice_project/7e4286b58adc75a14f6d83f53a03b6c11fa2903</meta:generator>
    <meta:document-statistic meta:object-count="55"/>
  </office:meta>
</office:document-meta>
</file>